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2.04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2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3.6cm" svg:height="2.8cm" svg:x="13.6cm" svg:y="1.7cm">
          <text:p text:style-name="P1"><text:span text:style-name="T1">x &lt;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6cm" svg:height="2.8cm" svg:x="8.5cm" svg:y="7.2cm">
          <text:p text:style-name="P1"><text:span text:style-name="T1">x &lt;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6cm" svg:height="2.8cm" svg:x="18.8cm" svg:y="7.2cm">
          <text:p text:style-name="P1"><text:span text:style-name="T1">x &lt; 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6cm" svg:height="2.8cm" svg:x="12.1cm" svg:y="12.1cm">
          <text:p text:style-name="P1"><text:span text:style-name="T1">x &lt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4cm" svg:y1="4.5cm" svg:x2="10.3cm" svg:y2="7.2cm" draw:start-shape="id1" draw:start-glue-point="8" draw:end-shape="id2" draw:end-glue-point="4" svg:d="M15400 4500l-5100 2700" svg:viewBox="0 0 5101 2701">
          <text:p/>
        </draw:connector>
        <draw:connector draw:style-name="gr2" draw:text-style-name="P3" draw:layer="layout" draw:type="line" svg:x1="15.4cm" svg:y1="4.5cm" svg:x2="20.6cm" svg:y2="7.2cm" draw:start-shape="id1" draw:start-glue-point="8" draw:end-shape="id3" draw:end-glue-point="4" svg:d="M15400 4500l5200 2700" svg:viewBox="0 0 5201 2701">
          <text:p/>
        </draw:connector>
        <draw:connector draw:style-name="gr2" draw:text-style-name="P3" draw:layer="layout" draw:type="line" svg:x1="10.3cm" svg:y1="10cm" svg:x2="13.9cm" svg:y2="12.1cm" draw:start-shape="id2" draw:start-glue-point="8" draw:end-shape="id4" draw:end-glue-point="4" svg:d="M10300 10000l3600 2100" svg:viewBox="0 0 3601 2101">
          <text:p/>
        </draw:connector>
        <draw:custom-shape draw:style-name="gr3" draw:text-style-name="P2" xml:id="id5" draw:id="id5" draw:layer="layout" svg:width="2.9cm" svg:height="1.9cm" svg:x="6.1cm" svg:y="12.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3cm" svg:y1="10cm" svg:x2="7.55cm" svg:y2="12.8cm" draw:start-shape="id2" draw:start-glue-point="8" draw:end-shape="id5" draw:end-glue-point="0" svg:d="M10300 10000l-2750 2800" svg:viewBox="0 0 2751 2801">
          <text:p/>
        </draw:connector>
        <draw:custom-shape draw:style-name="gr3" draw:text-style-name="P2" xml:id="id7" draw:id="id7" draw:layer="layout" svg:width="2.9cm" svg:height="1.9cm" svg:x="21.8cm" svg:y="12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9cm" svg:height="1.9cm" svg:x="17.3cm" svg:y="12.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2.9cm" svg:height="1.9cm" svg:x="15.4cm" svg:y="17.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9cm" svg:height="1.9cm" svg:x="10.1cm" svg:y="17.1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6cm" svg:y1="10cm" svg:x2="18.75cm" svg:y2="12.7cm" draw:start-shape="id3" draw:start-glue-point="8" draw:end-shape="id6" draw:end-glue-point="0" svg:d="M20600 10000l-1850 2700" svg:viewBox="0 0 1851 2701">
          <text:p/>
        </draw:connector>
        <draw:connector draw:style-name="gr2" draw:text-style-name="P3" draw:layer="layout" draw:type="line" svg:x1="20.6cm" svg:y1="10cm" svg:x2="23.25cm" svg:y2="12.6cm" draw:start-shape="id3" draw:start-glue-point="8" draw:end-shape="id7" draw:end-glue-point="0" svg:d="M20600 10000l2650 2600" svg:viewBox="0 0 2651 2601">
          <text:p/>
        </draw:connector>
        <draw:connector draw:style-name="gr2" draw:text-style-name="P3" draw:layer="layout" draw:type="line" svg:x1="13.9cm" svg:y1="14.9cm" svg:x2="11.55cm" svg:y2="17.1cm" draw:start-shape="id4" draw:start-glue-point="8" draw:end-shape="id8" draw:end-glue-point="0" svg:d="M13900 14900l-2350 2200" svg:viewBox="0 0 2351 2201">
          <text:p/>
        </draw:connector>
        <draw:connector draw:style-name="gr2" draw:text-style-name="P3" draw:layer="layout" draw:type="line" svg:x1="13.9cm" svg:y1="14.9cm" svg:x2="16.85cm" svg:y2="17.1cm" draw:start-shape="id4" draw:start-glue-point="8" draw:end-shape="id9" draw:end-glue-point="0" svg:d="M13900 14900l2950 2200" svg:viewBox="0 0 29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23:42:56.978469080</meta:creation-date>
    <dc:date>2017-09-14T23:51:33.436300113</dc:date>
    <meta:editing-duration>PT8M48S</meta:editing-duration>
    <meta:editing-cycles>2</meta:editing-cycles>
    <meta:generator>LibreOffice/5.2.2.2$Linux_X86_64 LibreOffice_project/20m0$Build-2</meta:generator>
    <meta:document-statistic meta:object-count="17"/>
  </office:meta>
</office:document-meta>
</file>